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fo:font-size="36pt" style:font-size-asian="36pt" style:font-size-complex="36pt"/>
    </style:style>
    <style:style style:name="P2" style:family="paragraph" style:parent-style-name="Standard">
      <style:text-properties fo:color="#c9211e"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 style:family="paragraph" style:parent-style-name="Standard">
      <style:text-properties fo:color="#650953" fo:font-size="36pt" style:text-underline-style="solid" style:text-underline-width="auto" style:text-underline-color="font-color" fo:font-weight="bold" style:text-underline-mode="continuous" style:text-overline-mode="continuous" style:text-line-through-mode="continuous" style:font-size-asian="36pt" style:font-weight-asian="bold" style:font-size-complex="36pt" style:font-weight-complex="bold"/>
    </style:style>
    <style:style style:name="P4" style:family="paragraph" style:parent-style-name="Standard">
      <style:text-properties fo:color="#bf0041"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5" style:family="paragraph" style:parent-style-name="Standard">
      <style:text-properties fo:color="#bf0041" fo:font-size="15pt" style:font-size-asian="15pt" style:font-size-complex="15pt"/>
    </style:style>
    <style:style style:name="P6" style:family="paragraph" style:parent-style-name="Standard">
      <style:text-properties fo:color="#bf0041"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P7" style:family="paragraph" style:parent-style-name="Standard">
      <style:text-properties fo:color="#8d1d75" fo:font-size="32pt" style:text-underline-style="solid"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8" style:family="paragraph" style:parent-style-name="Standard">
      <style:text-properties fo:color="#00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9" style:family="paragraph" style:parent-style-name="Standard">
      <style:text-properties fo:color="#000000" fo:font-size="15pt" style:font-size-asian="15pt" style:font-size-complex="15pt"/>
    </style:style>
    <style:style style:name="P10" style:family="paragraph" style:parent-style-name="Standard">
      <style:text-properties fo:color="#000000" fo:font-size="15pt" fo:font-weight="bold" style:font-size-asian="15pt" style:font-weight-asian="bold" style:font-size-complex="15pt" style:font-weight-complex="bold"/>
    </style:style>
    <style:style style:name="P11" style:family="paragraph" style:parent-style-name="Standard">
      <style:paragraph-properties fo:margin-left="1.251cm" fo:margin-right="0cm" fo:text-indent="0cm" style:auto-text-indent="false">
        <style:tab-stops/>
      </style:paragraph-properties>
      <style:text-properties fo:color="#000000" fo:font-size="15pt" style:font-size-asian="15pt" style:font-size-complex="15pt"/>
    </style:style>
    <style:style style:name="P12" style:family="paragraph" style:parent-style-name="Standard">
      <style:paragraph-properties fo:margin-left="1.251cm" fo:margin-right="0cm" fo:text-indent="0cm" style:auto-text-indent="false">
        <style:tab-stops/>
      </style:paragraph-properties>
    </style:style>
    <style:style style:name="P13" style:family="paragraph" style:parent-style-name="Standard" style:master-page-name="MP0">
      <style:paragraph-properties style:page-number="auto" fo:break-before="page"/>
    </style:style>
    <style:style style:name="P14" style:family="paragraph" style:parent-style-name="Standard">
      <style:text-properties fo:color="#bf0041" fo:font-size="15pt" style:font-size-asian="15pt" style:font-size-complex="15pt"/>
    </style:style>
    <style:style style:name="P15" style:family="paragraph" style:parent-style-name="Standard" style:list-style-name="L1">
      <style:text-properties fo:color="#bf0041" fo:font-size="15pt" style:font-size-asian="15pt" style:font-size-complex="15pt"/>
    </style:style>
    <style:style style:name="P16" style:family="paragraph" style:parent-style-name="Standard">
      <style:text-properties fo:color="#bf0041" fo:font-size="15pt" officeooo:paragraph-rsid="000cb271" style:font-size-asian="15pt" style:font-size-complex="15pt"/>
    </style:style>
    <style:style style:name="P17" style:family="paragraph" style:parent-style-name="Standard">
      <style:text-properties fo:color="#bf0041" fo:font-size="15pt" officeooo:paragraph-rsid="000ef17b" style:font-size-asian="15pt" style:font-size-complex="15pt"/>
    </style:style>
    <style:style style:name="P18" style:family="paragraph" style:parent-style-name="Standard">
      <style:text-properties fo:color="#bf0041" fo:font-size="15pt" style:text-underline-style="solid" style:text-underline-width="auto" style:text-underline-color="font-color" fo:font-weight="bold" officeooo:rsid="000ef17b" officeooo:paragraph-rsid="000ef17b" style:font-size-asian="15pt" style:font-weight-asian="bold" style:font-size-complex="15pt" style:font-weight-complex="bold"/>
    </style:style>
    <style:style style:name="P19" style:family="paragraph" style:parent-style-name="Standard">
      <style:text-properties fo:color="#bf0041" style:text-line-through-style="none" style:text-line-through-type="none" fo:font-size="18pt" style:text-underline-style="solid" style:text-underline-width="auto" style:text-underline-color="font-color" fo:font-weight="bold" officeooo:paragraph-rsid="000cb271" style:font-size-asian="18pt" style:font-weight-asian="bold" style:font-size-complex="18pt" style:font-weight-complex="bold"/>
    </style:style>
    <style:style style:name="P20" style:family="paragraph" style:parent-style-name="Standard">
      <style:text-properties fo:color="#000000" fo:font-size="15pt" style:text-underline-style="none" fo:font-weight="normal" officeooo:rsid="000ef17b" officeooo:paragraph-rsid="000ef17b" style:font-size-asian="13.1000003814697pt" style:font-weight-asian="normal" style:font-size-complex="15pt" style:font-weight-complex="normal"/>
    </style:style>
    <style:style style:name="P21" style:family="paragraph" style:parent-style-name="Standard">
      <style:paragraph-properties fo:text-align="start" style:justify-single-word="false"/>
    </style:style>
    <style:style style:name="T1" style:family="text">
      <style:text-properties fo:font-size="44pt" style:font-size-asian="44pt" style:font-size-complex="44pt"/>
    </style:style>
    <style:style style:name="T2" style:family="text">
      <style:text-properties fo:color="#c9211e" fo:font-size="44pt" style:text-underline-style="solid" style:text-underline-width="auto" style:text-underline-color="font-color" fo:font-weight="bold" style:text-underline-mode="continuous" style:text-overline-mode="continuous" style:text-line-through-mode="continuous" style:font-size-asian="44pt" style:font-weight-asian="bold" style:font-size-complex="44pt" style:font-weight-complex="bold"/>
    </style:style>
    <style:style style:name="T3" style:family="text">
      <style:text-properties fo:color="#c9211e" fo:font-size="44pt" fo:font-weight="bold" style:font-size-asian="44pt" style:font-weight-asian="bold" style:font-size-complex="44pt" style:font-weight-complex="bold"/>
    </style:style>
    <style:style style:name="T4" style:family="text">
      <style:text-properties fo:color="#bf0041" fo:font-size="18pt" style:text-underline-style="solid" style:text-underline-width="auto" style:text-underline-color="font-color" style:text-underline-mode="continuous" style:text-overline-mode="continuous" style:text-line-through-mode="continuous" style:font-size-asian="18pt" style:font-size-complex="18pt"/>
    </style:style>
    <style:style style:name="T5" style:family="text">
      <style:text-properties fo:color="#bf0041" fo:font-size="15pt" style:font-size-asian="15pt" style:font-size-complex="15pt"/>
    </style:style>
    <style:style style:name="T6" style:family="text">
      <style:text-properties fo:color="#000000"/>
    </style:style>
    <style:style style:name="T7" style:family="text">
      <style:text-properties fo:color="#000000" fo:font-size="15pt" style:font-size-asian="15pt" style:font-size-complex="15pt"/>
    </style:style>
    <style:style style:name="T8" style:family="text">
      <style:text-properties fo:color="#000000" fo:font-size="15pt" fo:font-weight="bold" style:font-size-asian="15pt" style:font-weight-asian="bold" style:font-size-complex="15pt" style:font-weight-complex="bold"/>
    </style:style>
    <style:style style:name="T9" style:family="text">
      <style:text-properties fo:color="#000000" fo:font-size="15pt" fo:font-style="italic" fo:font-weight="bold" style:font-size-asian="15pt" style:font-style-asian="italic" style:font-weight-asian="bold" style:font-size-complex="15pt" style:font-style-complex="italic" style:font-weight-complex="bold"/>
    </style:style>
    <style:style style:name="T10" style:family="text">
      <style:text-properties fo:color="#000000" officeooo:rsid="000cb271"/>
    </style:style>
    <style:style style:name="T11" style:family="text">
      <style:text-properties fo:color="#000000" officeooo:rsid="000d0848"/>
    </style:style>
    <style:style style:name="T12" style:family="text">
      <style:text-properties fo:color="#000000" officeooo:rsid="000ef17b"/>
    </style:style>
    <style:style style:name="T13" style:family="text">
      <style:text-properties fo:color="#000000" fo:font-size="18pt" style:font-size-asian="18pt" style:font-size-complex="18pt"/>
    </style:style>
    <style:style style:name="T14" style:family="text">
      <style:text-properties officeooo:rsid="000cb271"/>
    </style:style>
    <style:style style:name="T15" style:family="text">
      <style:text-properties fo:font-size="18pt" style:font-size-asian="18pt" style:font-size-complex="18pt"/>
    </style:style>
    <style:style style:name="T16" style:family="text">
      <style:text-properties fo:font-size="18pt" style:text-underline-style="solid" style:text-underline-width="auto" style:text-underline-color="font-color" style:font-size-asian="18pt" style:font-size-complex="18pt"/>
    </style:style>
    <style:style style:name="T17"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18" style:family="text">
      <style:text-properties fo:font-size="18pt" style:text-underline-style="solid" style:text-underline-width="auto" style:text-underline-color="font-color" fo:font-weight="bold" officeooo:rsid="000cb271" style:font-size-asian="18pt" style:font-weight-asian="bold" style:font-size-complex="18pt" style:font-weight-complex="bold"/>
    </style:style>
    <style:style style:name="T19" style:family="text">
      <style:text-properties fo:font-size="18pt" style:text-underline-style="solid" style:text-underline-width="auto" style:text-underline-color="font-color" fo:font-weight="bold" officeooo:rsid="000ef17b" style:font-size-asian="18pt" style:font-weight-asian="bold" style:font-size-complex="18pt" style:font-weight-complex="bold"/>
    </style:style>
    <style:style style:name="T20" style:family="text">
      <style:text-properties fo:font-size="18pt" fo:font-weight="bold" style:font-size-asian="18pt" style:font-weight-asian="bold" style:font-size-complex="18pt" style:font-weight-complex="bold"/>
    </style:style>
    <style:style style:name="T21" style:family="text">
      <style:text-properties officeooo:rsid="000ef17b"/>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Default_20_Paragraph_20_Font"><text:span text:style-name="T1"><text:s text:c="9"/></text:span></text:span><text:span text:style-name="Default_20_Paragraph_20_Font"><text:span text:style-name="T2">DSA <text:s/>Project</text:span></text:span></text:p>
      <text:p text:style-name="Standard"><text:span text:style-name="Default_20_Paragraph_20_Font"><text:span text:style-name="T3"><text:s text:c="14"/></text:span></text:span><text:span text:style-name="Default_20_Paragraph_20_Font"><text:span text:style-name="T2">Report</text:span></text:span></text:p>
      <text:p text:style-name="P1"/>
      <text:p text:style-name="P3">Topic: Checkers (variable size)</text:p>
      <text:p text:style-name="P3"/>
      <text:p text:style-name="P4">TA: Debojit Das Sir</text:p>
      <text:p text:style-name="P4"/>
      <text:p text:style-name="P2">Team 34:</text:p>
      <text:p text:style-name="P4">Members:</text:p>
      <text:p text:style-name="P4"/>
      <text:p text:style-name="P4"/>
      <text:p text:style-name="P4"/>
      <text:p text:style-name="P4"/>
      <text:p text:style-name="P7">1. Hardik Gupta</text:p>
      <text:p text:style-name="P7">2. Mayank Shukla</text:p>
      <text:p text:style-name="P7">3. Nachiket Patil</text:p>
      <text:p text:style-name="P7">4. Rahul Garg</text:p>
      <text:p text:style-name="P7">5. Sukhjinder Kumar</text:p>
      <text:p text:style-name="P4"><text:soft-page-break/></text:p>
      <text:p text:style-name="Standard"><text:span text:style-name="Default_20_Paragraph_20_Font"><text:span text:style-name="T4">Work Division:</text:span></text:span></text:p>
      <text:p text:style-name="P5"><text:s text:c="22"/></text:p>
      <text:list xml:id="list2074191130" text:style-name="L1">
        <text:list-item>
          <text:p text:style-name="P15">Mayank Shukla:</text:p>
        </text:list-item>
      </text:list>
      <text:p text:style-name="P5"/>
      <text:p text:style-name="P8">Worked On:</text:p>
      <text:p text:style-name="P8"/>
      <text:p text:style-name="P9">1. Undo function.</text:p>
      <text:p text:style-name="P9">2. Review function.</text:p>
      <text:p text:style-name="P9"><text:tab/> <text:s text:c="7"/>Created Stack, ‘push’ to push current game state into stack</text:p>
      <text:p text:style-name="P9">3. Toss function.</text:p>
      <text:p text:style-name="P9">4. Rule function.</text:p>
      <text:p text:style-name="P9"><text:tab/><text:tab/>Written Rules of checkers in a txt file and added that file in <text:tab/><text:tab/><text:tab/>program.</text:p>
      <text:p text:style-name="P9">5. Instruction function.</text:p>
      <text:p text:style-name="P9"><text:s/><text:tab/><text:tab/>Written instruction of how to play the game and their respective <text:tab/><text:tab/><text:tab/>control keys in a txt file and added that file in program.</text:p>
      <text:p text:style-name="P9">6. Restart function:</text:p>
      <text:p text:style-name="P9"><text:tab/><text:tab/>To restart the game and clear the stack of previous game</text:p>
      <text:p text:style-name="P9"><text:tab/><text:tab/>Added clear_stack funtion.</text:p>
      <text:p text:style-name="P9">7. Quit function:</text:p>
      <text:p text:style-name="P9"><text:tab/><text:tab/>To quit the game in between.</text:p>
      <text:p text:style-name="P9">8. Multi capture:</text:p>
      <text:p text:style-name="P9"><text:tab/><text:tab/>Added multi capture thing inside controller function for 2-player <text:s text:c="2"/><text:tab/><text:tab/>game as well as for bot.</text:p>
      <text:p text:style-name="P9">9. Control keys:</text:p>
      <text:p text:style-name="P9"><text:tab/><text:tab/>Added control keys inside controller function and several <text:tab/><text:tab/><text:tab/><text:tab/>instructions for smooth play of game.</text:p>
      <text:p text:style-name="P9">10. is_multi_capture_possible</text:p>
      <text:p text:style-name="Standard"><text:span text:style-name="Default_20_Paragraph_20_Font"><text:span text:style-name="T7"><text:tab/><text:tab/>This function is used by bot to calculate the score.</text:span></text:span></text:p>
      <text:p text:style-name="P9"/>
      <text:p text:style-name="P8">Bug fixed:</text:p>
      <text:p text:style-name="P9"/>
      <text:p text:style-name="P9">1. Move Entries:</text:p>
      <text:p text:style-name="P9"><text:tab/><text:tab/>Added whether piece is king or not.</text:p>
      <text:p text:style-name="P9"/>
      <text:p text:style-name="P9">And some other minor fixes.</text:p>
      <text:p text:style-name="P9"/>
      <text:p text:style-name="P9"/>
      <text:p text:style-name="P9"/>
      <text:p text:style-name="P9"><text:soft-page-break/></text:p>
      <text:p text:style-name="P9"/>
      <text:list xml:id="list234123190385589" text:continue-numbering="true" text:style-name="L1">
        <text:list-item>
          <text:p text:style-name="P15">Rahul Garg:</text:p>
        </text:list-item>
      </text:list>
      <text:p text:style-name="P5"/>
      <text:p text:style-name="P8">Worked On:</text:p>
      <text:p text:style-name="P8"/>
      <text:p text:style-name="Standard"><text:span text:style-name="Default_20_Paragraph_20_Font"><text:span text:style-name="T8">1. </text:span></text:span><text:span text:style-name="Default_20_Paragraph_20_Font"><text:span text:style-name="T7">The</text:span></text:span><text:span text:style-name="Default_20_Paragraph_20_Font"><text:span text:style-name="T8"> 4 bot </text:span></text:span><text:span text:style-name="Default_20_Paragraph_20_Font"><text:span text:style-name="T7">functions</text:span></text:span><text:span text:style-name="Default_20_Paragraph_20_Font"><text:span text:style-name="T8">:</text:span></text:span></text:p>
      <text:p text:style-name="P11">Implemented a rudimentary bot with a scalable difficulty setting. It simply looks a few steps ahead and decides the best move accordingly</text:p>
      <text:p text:style-name="P12"><text:span text:style-name="Default_20_Paragraph_20_Font"><text:span text:style-name="T7">Implemented a </text:span></text:span><text:span text:style-name="Default_20_Paragraph_20_Font"><text:span text:style-name="T9">heap</text:span></text:span><text:span text:style-name="Default_20_Paragraph_20_Font"><text:span text:style-name="T7"> here which is simply used to add some sort of randomisation so the bot doesn’t always try to pick the move it thinks is best.</text:span></text:span></text:p>
      <text:p text:style-name="Standard"><text:span text:style-name="Default_20_Paragraph_20_Font"><text:span text:style-name="T8">2. </text:span></text:span><text:span text:style-name="Default_20_Paragraph_20_Font"><text:span text:style-name="T7">The</text:span></text:span><text:span text:style-name="Default_20_Paragraph_20_Font"><text:span text:style-name="T8"> print_board</text:span></text:span><text:span text:style-name="Default_20_Paragraph_20_Font"><text:span text:style-name="T7"> function which is in charge of printing the entire board and anything additional required</text:span></text:span></text:p>
      <text:p text:style-name="P9"/>
      <text:p text:style-name="Standard"><text:span text:style-name="Default_20_Paragraph_20_Font"><text:span text:style-name="T8">3. </text:span></text:span><text:span text:style-name="Default_20_Paragraph_20_Font"><text:span text:style-name="T7">The</text:span></text:span><text:span text:style-name="Default_20_Paragraph_20_Font"><text:span text:style-name="T8"> controller</text:span></text:span><text:span text:style-name="Default_20_Paragraph_20_Font"><text:span text:style-name="T7"> function which is in charge of controlling the entire game, such as moving the selection boxes, waiting for hotkeys, and calling other functions and delegating the work to them as required</text:span></text:span></text:p>
      <text:p text:style-name="P9">This function is even responsible for deciding whether the current turn should be played by a human or a bot and handles it accordingly with the help of the bot_mode variable</text:p>
      <text:p text:style-name="P9"/>
      <text:p text:style-name="P10">4. move_entries:</text:p>
      <text:p text:style-name="P11">a backend function used by other functions that is responsible for moving the pieces and if not possible, report that as well, the bot heavily relies on this</text:p>
      <text:p text:style-name="P11"/>
      <text:p text:style-name="Standard"><text:span text:style-name="Default_20_Paragraph_20_Font"><text:span text:style-name="T8">5.</text:span></text:span><text:span text:style-name="Default_20_Paragraph_20_Font"><text:span text:style-name="T7"> Created the </text:span></text:span><text:span text:style-name="Default_20_Paragraph_20_Font"><text:span text:style-name="T8">menu</text:span></text:span><text:span text:style-name="Default_20_Paragraph_20_Font"><text:span text:style-name="T7"> that is shown in the beginning of the program and is used to cater to the user’s requirements, as to whether they wish to play single player or against a friend in multiplayer</text:span></text:span></text:p>
      <text:p text:style-name="P9">There is also a difficulty setting, lower being harder</text:p>
      <text:p text:style-name="P9"/>
      <text:p text:style-name="P9">Re-designed several other functions with my team, such as toss and undo and worked on many other fixes with the team</text:p>
      <text:p text:style-name="P9"/>
      <text:p text:style-name="P9"/>
      <text:p text:style-name="P9"/>
      <text:p text:style-name="P9"/>
      <text:p text:style-name="P9"/>
      <text:p text:style-name="P9"/>
      <text:p text:style-name="P9"/>
      <text:p text:style-name="P6">Complexity Analysis of these function:</text:p>
      <text:p text:style-name="P9"><text:soft-page-break/></text:p>
      <text:p text:style-name="P9">1. Undo:</text:p>
      <text:p text:style-name="P9"><text:tab/>Complexity: <text:s text:c="2"/>O(1)</text:p>
      <text:p text:style-name="P9"><text:tab/>Explanation:</text:p>
      <text:p text:style-name="P9"><text:s/><text:tab/>Used Doubly linked and pop out top element from stack in constant time.</text:p>
      <text:p text:style-name="P9">2. Review:</text:p>
      <text:p text:style-name="P9"><text:tab/>Complexity: <text:s text:c="2"/>O(n)</text:p>
      <text:p text:style-name="P9"><text:tab/>Explanation:</text:p>
      <text:p text:style-name="P9"><text:tab/>Traverse the entire linked list and print all game states. Here n is number <text:tab/>of elements in stack.</text:p>
      <text:p text:style-name="P9">3. Toss:</text:p>
      <text:p text:style-name="P9"><text:tab/>Complexity : constant time.</text:p>
      <text:p text:style-name="P9">4. Rule and Instruction:</text:p>
      <text:p text:style-name="P9"><text:tab/>Complexity: O(1)</text:p>
      <text:p text:style-name="P9"><text:tab/>Explanation:</text:p>
      <text:p text:style-name="P9"><text:tab/>Read the file rule_book.txt and instruction.txt and print that.</text:p>
      <text:p text:style-name="P9">5. Restart:</text:p>
      <text:p text:style-name="P9"><text:tab/>Complexity: O(n)</text:p>
      <text:p text:style-name="P9"><text:tab/>Explanation:</text:p>
      <text:p text:style-name="P9"><text:tab/>It clears the stack by using clear_stack function inside it. Here n is <text:tab/>number of elements in stack.</text:p>
      <text:p text:style-name="P9">6. Quit:</text:p>
      <text:p text:style-name="P9"><text:tab/>Complexity: O(n)</text:p>
      <text:p text:style-name="P9"><text:tab/>Explanation:</text:p>
      <text:p text:style-name="P9"><text:tab/>If user want to review while quitting then complexity is O(n) (complexity <text:tab/>of review function) and if user do not want to review then also complexity i<text:tab/>s O(n) (complexity of clear_stack)</text:p>
      <text:p text:style-name="P9">7. Multi Capture:</text:p>
      <text:p text:style-name="P9"><text:tab/>Complexity: O(1)</text:p>
      <text:p text:style-name="P9"><text:tab/>Explanation:</text:p>
      <text:p text:style-name="P9"><text:tab/>for loop runs constant number of time.</text:p>
      <text:p text:style-name="P5"><text:tab/></text:p>
      <text:p text:style-name="P5"/>
      <text:p text:style-name="P5"><text:s text:c="5"/><text:span text:style-name="T18">Data Structures Used:</text:span></text:p>
      <text:p text:style-name="P16"><text:s text:c="2"/></text:p>
      <text:p text:style-name="P16"/>
      <text:p text:style-name="P19"><text:span text:style-name="T14">1. Arrays:</text:span></text:p>
      <text:p text:style-name="P17"><text:tab/><text:span text:style-name="T10">Arrays are used to store black and white pieces, to store coordinates of selection square, to store scores of bot to optimise its move, </text:span><text:span text:style-name="T11">2d array in k-state function to store movement of all pieces in 4 different direction (wherever possible).</text:span></text:p>
      <text:p text:style-name="P17"><text:soft-page-break/><text:span text:style-name="T11"/></text:p>
      <text:p text:style-name="P17"><text:span text:style-name="T19">2. Stack:</text:span></text:p>
      <text:p text:style-name="P17"><text:tab/><text:span text:style-name="T12">Stack is used to store all the intermediate game states while playing game, which will be used to Undo and Review the game. </text:span></text:p>
      <text:p text:style-name="P17"><text:span text:style-name="T12"/></text:p>
      <text:p text:style-name="P18">3. <text:span text:style-name="T15">Max Heap:</text:span></text:p>
      <text:p text:style-name="P20"><text:tab/>Max heap is used in bot so that it do the best move according to score stored in heap (top element of max heap).</text:p>
      <text:p text:style-name="Standard"><text:span text:style-name="Default_20_Paragraph_20_Font"><text:span text:style-name="T5"><text:s/></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s text:c="6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5-08T09:13:00Z</meta:creation-date>
    <dc:date>2021-05-08T23:41:22.913175636</dc:date>
    <meta:editing-cycles>5</meta:editing-cycles>
    <meta:editing-duration>PT58M26S</meta:editing-duration>
    <meta:document-statistic meta:table-count="0" meta:image-count="0" meta:object-count="0" meta:page-count="5" meta:paragraph-count="89" meta:word-count="666" meta:character-count="4028" meta:non-whitespace-character-count="3256"/>
    <meta:template xlink:type="simple" xlink:actuate="onRequest" xlink:title="" xlink:href="Normal.dotm"/>
  </office:meta>
</office:document-meta>
</file>